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2cm" table:align="margins" style:may-break-between-rows="false"/>
    </style:style>
    <style:style style:name="Table1.A" style:family="table-column">
      <style:table-column-properties style:column-width="5.322cm" style:rel-column-width="19364*"/>
    </style:style>
    <style:style style:name="Table1.B" style:family="table-column">
      <style:table-column-properties style:column-width="12.691cm" style:rel-column-width="46171*"/>
    </style:style>
    <style:style style:name="Table1.A1" style:family="table-cell">
      <style:table-cell-properties fo:background-color="#e6e6e6" fo:padding="0.097cm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e6e6e6" fo:padding="0.097cm" fo:border="1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1" fo:font-size="10pt" officeooo:paragraph-rsid="0031c3ae" style:font-size-asian="10pt" style:font-size-complex="10pt"/>
    </style:style>
    <style:style style:name="P2" style:family="paragraph" style:parent-style-name="Frame_20_contents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33239b" style:font-weight-asian="bold" style:font-weight-complex="bold"/>
    </style:style>
    <style:style style:name="P4" style:family="paragraph" style:parent-style-name="Standard">
      <style:text-properties officeooo:paragraph-rsid="0033239b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1a55f6" style:font-size-asian="10pt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33239b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style:font-name="Arial1" fo:font-size="10pt" officeooo:paragraph-rsid="0033239b" style:font-size-asian="10pt" style:font-size-complex="10pt"/>
    </style:style>
    <style:style style:name="P8" style:family="paragraph" style:parent-style-name="Standard">
      <style:paragraph-properties fo:margin-left="0cm" fo:margin-right="0.009cm" fo:margin-top="0cm" fo:margin-bottom="0.3cm" loext:contextual-spacing="false" fo:text-align="center" style:justify-single-word="false" fo:text-indent="0cm" style:auto-text-indent="false"/>
      <style:text-properties style:font-name="Arial1" fo:font-size="10pt" officeooo:paragraph-rsid="0031c3ae" style:font-size-asian="10pt" style:font-size-complex="10pt"/>
    </style:style>
    <style:style style:name="P9" style:family="paragraph" style:parent-style-name="Standard">
      <style:paragraph-properties fo:margin-left="0cm" fo:margin-right="0.009cm" fo:margin-top="0cm" fo:margin-bottom="0.3cm" loext:contextual-spacing="false" fo:text-align="start" style:justify-single-word="false" fo:text-indent="0cm" style:auto-text-indent="false"/>
      <style:text-properties style:font-name="Arial1" fo:font-size="10pt" officeooo:paragraph-rsid="0031c3ae" style:font-size-asian="10pt" style:font-size-complex="10pt"/>
    </style:style>
    <style:style style:name="P10" style:family="paragraph" style:parent-style-name="Table_20_Heading">
      <style:text-properties fo:font-size="10pt" officeooo:rsid="00309387" officeooo:paragraph-rsid="0033239b"/>
    </style:style>
    <style:style style:name="P11" style:family="paragraph" style:parent-style-name="Table_20_Heading">
      <style:text-properties officeooo:rsid="00309387" officeooo:paragraph-rsid="0033239b"/>
    </style:style>
    <style:style style:name="P12" style:family="paragraph" style:parent-style-name="Heading_20_2">
      <style:text-properties style:font-name="Arial1" fo:font-size="10pt" officeooo:paragraph-rsid="0033239b" style:font-size-asian="10pt" style:font-size-complex="10pt"/>
    </style:style>
    <style:style style:name="P13" style:family="paragraph" style:parent-style-name="Heading_20_2" style:master-page-name="">
      <style:paragraph-properties fo:orphans="0" fo:widows="0" style:page-number="auto"/>
      <style:text-properties officeooo:paragraph-rsid="0033239b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1" fo:font-size="10pt" style:font-size-asian="10pt" style:font-size-complex="10pt"/>
    </style:style>
    <style:style style:name="P15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1" fo:font-size="10pt" officeooo:paragraph-rsid="00179ab3" style:font-size-asian="10pt" style:font-size-complex="10pt"/>
    </style:style>
    <style:style style:name="P16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1" fo:font-size="10pt" officeooo:paragraph-rsid="001a55f6" style:font-size-asian="10pt" style:font-size-complex="10pt"/>
    </style:style>
    <style:style style:name="P17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1a55f6" style:font-size-asian="10pt" style:font-size-complex="10pt"/>
    </style:style>
    <style:style style:name="T1" style:family="text">
      <style:text-properties officeooo:rsid="001643b7"/>
    </style:style>
    <style:style style:name="T2" style:family="text">
      <style:text-properties officeooo:rsid="00179ab3"/>
    </style:style>
    <style:style style:name="T3" style:family="text">
      <style:text-properties officeooo:rsid="00309387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draw:shadow-opacity="100%" style:flow-with-text="true"/>
    </style:style>
    <style:style style:name="fr2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mo <text:span text:style-name="T1">Partner </text:span>Report</text:h>
      <text:h text:style-name="Heading_20_2" text:outline-level="2"><text:span text:style-name="T3">F</text:span>eatur<text:span text:style-name="T2">ing</text:span>:</text:h>
      <text:list xml:id="list424271279" text:style-name="L1">
        <text:list-item>
          <text:p text:style-name="P14">Placing information from Partners object (res.partner);</text:p>
        </text:list-item>
        <text:list-item>
          <text:p text:style-name="P15"><text:span text:style-name="T2">Dynamic images and information;</text:span> </text:p>
        </text:list-item>
        <text:list-item>
          <text:p text:style-name="P14">Example of “if” and “for” control sections;</text:p>
        </text:list-item>
        <text:list-item>
          <text:p text:style-name="P16"><text:span text:style-name="T2">Native LibreOffice/OpenOffice Advanced formatting -</text:span>(page numbers, headings, tables, columns, bullet lists, <text:span text:style-name="T2">PDF table of contents, footnotes,</text:span> etc.).</text:p>
          <text:p text:style-name="P17"/>
        </text:list-item>
      </text:list>
      <text:p text:style-name="P1"><text:span text:style-name="T4">Partner's name</text:span> </text:p>
      <text:p text:style-name="P5"><draw:frame draw:style-name="fr2" draw:name="image: asimage(o.image_1920)" text:anchor-type="as-char" svg:width="3.239cm" style:rel-width="18%" svg:height="2.679cm" style:rel-height="10%" draw:z-index="0"><draw:text-box><text:p text:style-name="P2"/></draw:text-box></draw:frame><text:s/></text:p>
      <text:p text:style-name="P8"/>
      <text:p text:style-name="P9"><text:text-input text:description="&lt;o.street&gt;">Street</text:text-input><text:s/><text:text-input text:description="&lt;o.city and ', '+o.city&gt;">, City</text:text-input><text:s/><text:text-input text:description="&lt;o.zip and ' '+o.zip&gt;"> ZIP</text:text-input><text:s/><text:text-input text:description="&lt;o.country_id and ', '+o.country_id.name&gt;">, Country</text:text-input><text:s/></text:p>
      <text:h text:style-name="P12" text:outline-level="2"><text:text-input text:description="&lt;if test=&quot;hasattr(o, 'child_ids') and o.child_ids&quot;&gt;">If Address</text:text-input><text:s/></text:h>
      <text:h text:style-name="P13" text:outline-level="2">Other partner's contacts</text:h>
      <table:table table:name="Table1" table:style-name="Table1">
        <table:table-column table:style-name="Table1.A"/>
        <table:table-column table:style-name="Table1.B"/>
        <table:table-row table:style-name="TableLine94324274908816">
          <table:table-cell table:style-name="Table1.A1" office:value-type="string">
            <text:p text:style-name="P10">Address Type</text:p>
          </table:table-cell>
          <table:table-cell table:style-name="Table1.B1" office:value-type="string">
            <text:p text:style-name="P11">Address</text:p>
          </table:table-cell>
        </table:table-row>
        <table:table-row table:style-name="TableLine94324274944528">
          <table:table-cell table:style-name="Table1.A2" table:number-columns-spanned="2" office:value-type="string">
            <text:p text:style-name="P4"><text:text-input text:description="&lt;for each=&quot;oneaddress in o.child_ids&quot;&gt;">starts for loop</text:text-input><text:s/></text:p>
          </table:table-cell>
          <table:covered-table-cell/>
        </table:table-row>
        <table:table-row table:style-name="TableLine94324274945232">
          <table:table-cell table:style-name="Table1.A3" office:value-type="string">
            <text:p text:style-name="P3"><draw:frame draw:style-name="fr1" draw:name="image: asimage(oneaddress.image_1920)" text:anchor-type="paragraph" svg:y="0.199cm" svg:width="4.364cm" draw:z-index="1"><draw:text-box fo:min-height="1.432cm"><text:p text:style-name="P2"/></draw:text-box></draw:frame><text:s/><text:text-input text:description="&lt;oneaddress.name&gt;">Name</text:text-input><text:s/></text:p>
          </table:table-cell>
          <table:table-cell table:style-name="Table1.A2" office:value-type="string">
            <text:p text:style-name="P4"><text:text-input text:description="&lt;oneaddress.function&gt;">Function</text:text-input><text:s/></text:p>
            <text:p text:style-name="P4"><text:text-input text:description="&lt;oneaddress.street&gt;">Street</text:text-input><text:s/><text:text-input text:description="&lt;oneaddress.city and ', '+oneaddress.city&gt;">, City</text:text-input><text:s/><text:text-input text:description="&lt;oneaddress.zip and ' '+oneaddress.zip&gt;"> ZIP</text:text-input><text:s/><text:text-input text:description="&lt;oneaddress.country_id and ', '+oneaddress.country_id.name&gt;">, Country</text:text-input><text:s/></text:p>
          </table:table-cell>
        </table:table-row>
        <table:table-row table:style-name="TableLine94324274946304">
          <table:table-cell table:style-name="Table1.A2" table:number-columns-spanned="2" office:value-type="string">
            <text:p text:style-name="P4"><text:text-input text:description="&lt;/for&gt;">ends for loop</text:text-input><text:s/></text:p>
          </table:table-cell>
          <table:covered-table-cell/>
        </table:table-row>
      </table:table>
      <text:p text:style-name="P6"><text:text-input text:description="&lt;/if&gt;">/if</text:text-input><text:s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6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<text:s/>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6-01T12:19:36.490000000</meta:creation-date>
    <dc:date>2021-05-20T08:48:33.990223375</dc:date>
    <meta:editing-duration>P1DT1H19M34S</meta:editing-duration>
    <meta:editing-cycles>205</meta:editing-cycles>
    <meta:generator>LibreOffice/6.4.7.2$Linux_X86_64 LibreOffice_project/40$Build-2</meta:generator>
    <dc:title>Aeroo Reports demo template, developed by Alistek</dc:title>
    <meta:document-statistic meta:table-count="1" meta:image-count="0" meta:object-count="0" meta:page-count="1" meta:paragraph-count="21" meta:word-count="105" meta:character-count="522" meta:non-whitespace-character-count="455"/>
    <meta:user-defined meta:name="Info 1"/>
    <meta:user-defined meta:name="Info 2"/>
    <meta:user-defined meta:name="Info 3"/>
    <meta:user-defined meta:name="Info 4"/>
  </office:meta>
</office:document-meta>
</file>